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9.098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10.821cm"/>
    </style:style>
    <style:style style:name="Tab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2.806cm"/>
    </style:style>
    <style:style style:name="Tab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b2b2b2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096cm"/>
    </style:style>
    <style:style style:name="Table4.B" style:family="table-column">
      <style:table-column-properties style:column-width="8.916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6.297cm"/>
    </style:style>
    <style:style style:name="Table5.C" style:family="table-column">
      <style:table-column-properties style:column-width="7.726cm"/>
    </style:style>
    <style:style style:name="Tab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b2b2b2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800" officeooo:paragraph-rsid="000ca800"/>
    </style:style>
    <style:style style:name="P2" style:family="paragraph" style:parent-style-name="Standard">
      <style:text-properties officeooo:rsid="000ca800" officeooo:paragraph-rsid="000dfd95"/>
    </style:style>
    <style:style style:name="P3" style:family="paragraph" style:parent-style-name="Standard">
      <style:text-properties officeooo:rsid="000da9b2" officeooo:paragraph-rsid="000da9b2"/>
    </style:style>
    <style:style style:name="P4" style:family="paragraph" style:parent-style-name="Standard">
      <style:text-properties officeooo:rsid="000dfd95" officeooo:paragraph-rsid="000dfd95"/>
    </style:style>
    <style:style style:name="P5" style:family="paragraph" style:parent-style-name="Standard">
      <style:text-properties officeooo:rsid="000dfd95" officeooo:paragraph-rsid="000fd923"/>
    </style:style>
    <style:style style:name="P6" style:family="paragraph" style:parent-style-name="Standard">
      <style:text-properties officeooo:rsid="000fd923" officeooo:paragraph-rsid="000fd923"/>
    </style:style>
    <style:style style:name="P7" style:family="paragraph" style:parent-style-name="Standard">
      <style:text-properties fo:font-weight="bold" officeooo:rsid="000dfd95" officeooo:paragraph-rsid="000dfd95" style:font-weight-asian="bold" style:font-weight-complex="bold"/>
    </style:style>
    <style:style style:name="P8" style:family="paragraph" style:parent-style-name="Standard">
      <style:text-properties fo:font-weight="bold" officeooo:rsid="000dfd95" officeooo:paragraph-rsid="000fd923" style:font-weight-asian="bold" style:font-weight-complex="bold"/>
    </style:style>
    <style:style style:name="P9" style:family="paragraph" style:parent-style-name="Standard">
      <style:text-properties officeooo:rsid="001246a6" officeooo:paragraph-rsid="001246a6"/>
    </style:style>
    <style:style style:name="P10" style:family="paragraph" style:parent-style-name="Standard">
      <style:text-properties officeooo:rsid="00271e8c" officeooo:paragraph-rsid="00271e8c"/>
    </style:style>
    <style:style style:name="P11" style:family="paragraph" style:parent-style-name="Standard">
      <style:text-properties officeooo:rsid="00281b6d" officeooo:paragraph-rsid="00281b6d"/>
    </style:style>
    <style:style style:name="P12" style:family="paragraph" style:parent-style-name="Standard">
      <style:text-properties style:font-name="Liberation Serif" fo:font-size="12pt" officeooo:rsid="0025a6aa" officeooo:paragraph-rsid="0025a6aa" style:font-size-asian="12pt" style:font-size-complex="12pt"/>
    </style:style>
    <style:style style:name="P13" style:family="paragraph" style:parent-style-name="Standard">
      <style:text-properties officeooo:rsid="002684a7" officeooo:paragraph-rsid="002ae440"/>
    </style:style>
    <style:style style:name="P14" style:family="paragraph" style:parent-style-name="Standard">
      <style:text-properties officeooo:rsid="002ae440" officeooo:paragraph-rsid="002ae440"/>
    </style:style>
    <style:style style:name="P15" style:family="paragraph" style:parent-style-name="Text_20_body">
      <style:text-properties officeooo:rsid="00112051"/>
    </style:style>
    <style:style style:name="P16" style:family="paragraph" style:parent-style-name="Text_20_body">
      <style:text-properties officeooo:rsid="001d399e" officeooo:paragraph-rsid="001d399e"/>
    </style:style>
    <style:style style:name="P17" style:family="paragraph" style:parent-style-name="Text_20_body">
      <style:text-properties officeooo:rsid="001ef4d1" officeooo:paragraph-rsid="001ef4d1"/>
    </style:style>
    <style:style style:name="P18" style:family="paragraph" style:parent-style-name="Text_20_body">
      <style:text-properties officeooo:rsid="0025a6aa" officeooo:paragraph-rsid="0025a6aa"/>
    </style:style>
    <style:style style:name="P19" style:family="paragraph" style:parent-style-name="Text_20_body">
      <style:text-properties officeooo:paragraph-rsid="0025a6aa"/>
    </style:style>
    <style:style style:name="P20" style:family="paragraph" style:parent-style-name="Text_20_body">
      <style:text-properties officeooo:rsid="002ae440" officeooo:paragraph-rsid="002ae440"/>
    </style:style>
    <style:style style:name="P21" style:family="paragraph" style:parent-style-name="Heading_20_1">
      <style:text-properties officeooo:paragraph-rsid="0025a6aa"/>
    </style:style>
    <style:style style:name="P22" style:family="paragraph" style:parent-style-name="Heading_20_1">
      <style:text-properties officeooo:paragraph-rsid="002ae440"/>
    </style:style>
    <style:style style:name="P23" style:family="paragraph" style:parent-style-name="Table_20_Contents">
      <style:text-properties officeooo:rsid="00112051" officeooo:paragraph-rsid="00112051"/>
    </style:style>
    <style:style style:name="P24" style:family="paragraph" style:parent-style-name="Table_20_Contents">
      <style:text-properties officeooo:rsid="00129264" officeooo:paragraph-rsid="00129264"/>
    </style:style>
    <style:style style:name="P25" style:family="paragraph" style:parent-style-name="Table_20_Contents">
      <style:text-properties officeooo:rsid="0012de09" officeooo:paragraph-rsid="0012de09"/>
    </style:style>
    <style:style style:name="P26" style:family="paragraph" style:parent-style-name="Table_20_Contents">
      <style:text-properties officeooo:rsid="001451da" officeooo:paragraph-rsid="001451da"/>
    </style:style>
    <style:style style:name="P27" style:family="paragraph" style:parent-style-name="Table_20_Contents">
      <style:text-properties officeooo:rsid="001586ed" officeooo:paragraph-rsid="001586ed"/>
    </style:style>
    <style:style style:name="P28" style:family="paragraph" style:parent-style-name="Table_20_Contents">
      <style:text-properties officeooo:rsid="0016a713" officeooo:paragraph-rsid="0016a713"/>
    </style:style>
    <style:style style:name="P29" style:family="paragraph" style:parent-style-name="Table_20_Contents">
      <style:text-properties officeooo:rsid="0018a06a" officeooo:paragraph-rsid="0018a06a"/>
    </style:style>
    <style:style style:name="P30" style:family="paragraph" style:parent-style-name="Table_20_Contents">
      <style:text-properties officeooo:rsid="0019ae91" officeooo:paragraph-rsid="0019ae91"/>
    </style:style>
    <style:style style:name="P31" style:family="paragraph" style:parent-style-name="Table_20_Contents">
      <style:text-properties officeooo:rsid="001ef4d1" officeooo:paragraph-rsid="001ef4d1"/>
    </style:style>
    <style:style style:name="P32" style:family="paragraph" style:parent-style-name="Table_20_Contents">
      <style:text-properties officeooo:rsid="001ef4d1" officeooo:paragraph-rsid="0025a6aa"/>
    </style:style>
    <style:style style:name="P33" style:family="paragraph" style:parent-style-name="Table_20_Contents">
      <style:text-properties officeooo:rsid="001ef4d1" officeooo:paragraph-rsid="002ae440"/>
    </style:style>
    <style:style style:name="P34" style:family="paragraph" style:parent-style-name="Table_20_Contents">
      <style:text-properties officeooo:rsid="0025a6aa" officeooo:paragraph-rsid="0025a6aa"/>
    </style:style>
    <style:style style:name="P35" style:family="paragraph" style:parent-style-name="Table_20_Contents">
      <style:text-properties officeooo:rsid="002684a7" officeooo:paragraph-rsid="002684a7"/>
    </style:style>
    <style:style style:name="P36" style:family="paragraph" style:parent-style-name="Table_20_Contents">
      <style:text-properties officeooo:rsid="002684a7" officeooo:paragraph-rsid="002ae440"/>
    </style:style>
    <style:style style:name="P37" style:family="paragraph" style:parent-style-name="Table_20_Contents">
      <style:text-properties officeooo:paragraph-rsid="0026d509"/>
    </style:style>
    <style:style style:name="P38" style:family="paragraph" style:parent-style-name="Table_20_Contents">
      <style:text-properties officeooo:rsid="0028d09e" officeooo:paragraph-rsid="0028d09e"/>
    </style:style>
    <style:style style:name="P39" style:family="paragraph" style:parent-style-name="Table_20_Contents">
      <style:text-properties officeooo:rsid="0028ed70" officeooo:paragraph-rsid="0028ed70"/>
    </style:style>
    <style:style style:name="P40" style:family="paragraph" style:parent-style-name="Table_20_Contents">
      <style:text-properties officeooo:rsid="002ae440" officeooo:paragraph-rsid="002ae440"/>
    </style:style>
    <style:style style:name="P41" style:family="paragraph" style:parent-style-name="Table_20_Contents">
      <style:text-properties officeooo:rsid="002ae440" officeooo:paragraph-rsid="002bebbf"/>
    </style:style>
    <style:style style:name="T1" style:family="text">
      <style:text-properties officeooo:rsid="000fd923"/>
    </style:style>
    <style:style style:name="T2" style:family="text">
      <style:text-properties officeooo:rsid="001246a6"/>
    </style:style>
    <style:style style:name="T3" style:family="text">
      <style:text-properties officeooo:rsid="001451da"/>
    </style:style>
    <style:style style:name="T4" style:family="text">
      <style:text-properties officeooo:rsid="001586ed"/>
    </style:style>
    <style:style style:name="T5" style:family="text">
      <style:text-properties officeooo:rsid="00192c61"/>
    </style:style>
    <style:style style:name="T6" style:family="text">
      <style:text-properties officeooo:rsid="001bbf5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44a06"/>
    </style:style>
    <style:style style:name="T9" style:family="text">
      <style:text-properties officeooo:rsid="0025a6aa"/>
    </style:style>
    <style:style style:name="T10" style:family="text">
      <style:text-properties fo:color="#333333"/>
    </style:style>
    <style:style style:name="T11" style:family="text">
      <style:text-properties officeooo:rsid="0026d509"/>
    </style:style>
    <style:style style:name="T12" style:family="text">
      <style:text-properties officeooo:rsid="002ae440"/>
    </style:style>
    <style:style style:name="T13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Mi ez?</text:h>
      <text:p text:style-name="P1"/>
      <text:p text:style-name="P3">A Karitasz egy a jótékonysági szervezetek folyamat támogatására létrejött rendszer, amely GPLv3 licenc mellett használható bárki számára. </text:p>
      <text:p text:style-name="P3"/>
      <text:p text:style-name="P4">A rendszert igyekeztünk általánosra készíteni, de alapvetően a Budapesti Szent Erzsébet Karitász szervezet folyamataira lett optimalizálva. </text:p>
      <text:p text:style-name="P4"/>
      <text:p text:style-name="P4">A rendszer három rétegű webes alkalmazás, amely a kliensen egy böngésző jelenlétét igényeli.</text:p>
      <text:p text:style-name="P1"/>
      <text:h text:style-name="Heading_20_1" text:outline-level="1">2. Rendszer követelmények</text:h>
      <text:p text:style-name="P1"/>
      <text:p text:style-name="P7">Kliens oldalon: </text:p>
      <text:p text:style-name="P4">Operációs rendszer: független</text:p>
      <text:p text:style-name="P4">Böngésző: Firefox, Chrome, Internet Explorer (9 vagy magasabb verzió számú)</text:p>
      <text:p text:style-name="P4"/>
      <text:p text:style-name="P8"><text:span text:style-name="T1">Szerver oldalon: </text:span></text:p>
      <text:p text:style-name="P5"><text:span text:style-name="T1">Operációs rendszer: Linux vagy Windows</text:span></text:p>
      <text:p text:style-name="P5"><text:span text:style-name="T1">Alkalmazás szerver: Apache 2.4</text:span> </text:p>
      <text:p text:style-name="P6">Futtató környezet: PHP 5.5, 5.6 (7.0 alatt nincs tesztelve) </text:p>
      <text:p text:style-name="P6">Adatbázis: MySQL 5.6, vagy MariaDB 5.6 <text:span text:style-name="T4">(Lehetséges, hogy bármelyik 5.x-os változattal működik, de tesztelve nincs csak 5.6 verzió alatt, illetve a hibákat is ezen verzión próbáljuk reprodukálni)</text:span></text:p>
      <text:p text:style-name="P2"/>
      <text:h text:style-name="Heading_20_1" text:outline-level="1">3. Függőségek.</text:h>
      <text:p text:style-name="P9"/>
      <text:p text:style-name="P9">A rendszer mint a világ bármely rendszere különböző szinten függ néhány külső fejlesztésű könyvtártól/keretrendszertől. Ezek: </text:p>
      <text:p text:style-name="P9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24">Függőség</text:p>
          </table:table-cell>
          <table:table-cell table:style-name="Table2.A1" office:value-type="string">
            <text:p text:style-name="P27">Verzió</text:p>
          </table:table-cell>
          <table:table-cell table:style-name="Table2.D1" office:value-type="string">
            <text:p text:style-name="P24">Leírás</text:p>
          </table:table-cell>
        </table:table-row>
        <table:table-row>
          <table:table-cell table:style-name="Table2.A6" office:value-type="string">
            <text:p text:style-name="P24">1.</text:p>
          </table:table-cell>
          <table:table-cell table:style-name="Table2.B6" office:value-type="string">
            <text:p text:style-name="P24">PHP</text:p>
          </table:table-cell>
          <table:table-cell table:style-name="Table2.C2" office:value-type="string">
            <text:p text:style-name="P27">5.5, 5.6</text:p>
          </table:table-cell>
          <table:table-cell table:style-name="Table2.D2" office:value-type="string">
            <text:p text:style-name="P24">A <text:span text:style-name="T5">PHP</text:span> a használt futtató környezet</text:p>
          </table:table-cell>
        </table:table-row>
        <table:table-row>
          <table:table-cell table:style-name="Table2.A6" office:value-type="string">
            <text:p text:style-name="P24">2.</text:p>
          </table:table-cell>
          <table:table-cell table:style-name="Table2.B6" office:value-type="string">
            <text:p text:style-name="P24">MySQL, MariaDB</text:p>
          </table:table-cell>
          <table:table-cell table:style-name="Table2.C3" office:value-type="string">
            <text:p text:style-name="P27">5.6</text:p>
          </table:table-cell>
          <table:table-cell table:style-name="Table2.D3" office:value-type="string">
            <text:p text:style-name="P24">A kettő közül az egyikre van szükség, mivel a kódban több helyen MySQL függő szintakszis van. (konkatálás) </text:p>
          </table:table-cell>
        </table:table-row>
        <table:table-row>
          <table:table-cell table:style-name="Table2.A6" office:value-type="string">
            <text:p text:style-name="P24">3.</text:p>
          </table:table-cell>
          <table:table-cell table:style-name="Table2.B6" office:value-type="string">
            <text:p text:style-name="P25">Jquery</text:p>
          </table:table-cell>
          <table:table-cell table:style-name="Table2.C4" office:value-type="string">
            <text:p text:style-name="P28">2.2.4.</text:p>
          </table:table-cell>
          <table:table-cell table:style-name="Table2.D4" office:value-type="string">
            <text:p text:style-name="P25">A felületen használt általános javascript könyvtár</text:p>
          </table:table-cell>
        </table:table-row>
        <table:table-row>
          <table:table-cell table:style-name="Table2.A6" office:value-type="string">
            <text:p text:style-name="P25">4.</text:p>
          </table:table-cell>
          <table:table-cell table:style-name="Table2.B6" office:value-type="string">
            <text:p text:style-name="P25">Jquery ui</text:p>
          </table:table-cell>
          <table:table-cell table:style-name="Table2.C5" office:value-type="string">
            <text:p text:style-name="P28">1.11.3</text:p>
          </table:table-cell>
          <table:table-cell table:style-name="Table2.D5" office:value-type="string">
            <text:p text:style-name="P25">A felületen használt általános UI javascript könyvtár</text:p>
          </table:table-cell>
        </table:table-row>
        <table:table-row>
          <table:table-cell table:style-name="Table2.A6" office:value-type="string">
            <text:p text:style-name="P26">5.</text:p>
          </table:table-cell>
          <table:table-cell table:style-name="Table2.B6" office:value-type="string">
            <text:p text:style-name="P26">Jquery datatabales</text:p>
          </table:table-cell>
          <table:table-cell table:style-name="Table2.C6" office:value-type="string">
            <text:p text:style-name="P28">1.10.5</text:p>
          </table:table-cell>
          <table:table-cell table:style-name="Table2.D6" office:value-type="string">
            <text:p text:style-name="P26">A felületen a táblázat megjelenítéshez használt javascript könyvtár</text:p>
          </table:table-cell>
        </table:table-row>
        <table:table-row>
          <table:table-cell table:style-name="Table2.A10" office:value-type="string">
            <text:p text:style-name="P25"><text:span text:style-name="T3">6</text:span>.</text:p>
          </table:table-cell>
          <table:table-cell table:style-name="Table2.B10" office:value-type="string">
            <text:p text:style-name="P25">Underscore js</text:p>
          </table:table-cell>
          <table:table-cell table:style-name="Table2.C10" office:value-type="string">
            <text:p text:style-name="P28">1.8.3</text:p>
          </table:table-cell>
          <table:table-cell table:style-name="Table2.D10" office:value-type="string">
            <text:p text:style-name="P25"><text:span text:style-name="T8">A felületen használt</text:span> javascript template motor</text:p>
          </table:table-cell>
        </table:table-row>
        <table:table-row>
          <table:table-cell table:style-name="Table2.A10" office:value-type="string">
            <text:p text:style-name="P29">7.</text:p>
          </table:table-cell>
          <table:table-cell table:style-name="Table2.B10" office:value-type="string">
            <text:p text:style-name="P29">Simpletest</text:p>
          </table:table-cell>
          <table:table-cell table:style-name="Table2.C10" office:value-type="string">
            <text:p text:style-name="P29">1.1.0</text:p>
          </table:table-cell>
          <table:table-cell table:style-name="Table2.D10" office:value-type="string">
            <text:p text:style-name="P29">PHP unit teszteléshez használt</text:p>
          </table:table-cell>
        </table:table-row>
        <table:table-row>
          <table:table-cell table:style-name="Table2.A10" office:value-type="string">
            <text:p text:style-name="P29">8.</text:p>
          </table:table-cell>
          <table:table-cell table:style-name="Table2.B10" office:value-type="string">
            <text:p text:style-name="P29">Curl</text:p>
          </table:table-cell>
          <table:table-cell table:style-name="Table2.C10" office:value-type="string">
            <text:p text:style-name="P29"/>
          </table:table-cell>
          <table:table-cell table:style-name="Table2.D10" office:value-type="string">
            <text:p text:style-name="P29">PHP unit teszteléshez használt (szerviz hívásokhoz) </text:p>
          </table:table-cell>
        </table:table-row>
        <table:table-row>
          <table:table-cell table:style-name="Table2.A10" office:value-type="string">
            <text:p text:style-name="P30">9.</text:p>
          </table:table-cell>
          <table:table-cell table:style-name="Table2.B10" office:value-type="string">
            <text:p text:style-name="P30">GNOME icon<text:span text:style-name="T6">set</text:span></text:p>
          </table:table-cell>
          <table:table-cell table:style-name="Table2.C10" office:value-type="string">
            <text:p text:style-name="P29"/>
          </table:table-cell>
          <table:table-cell table:style-name="Table2.D10" office:value-type="string">
            <text:p text:style-name="P30">Rendszerben megjelenő iconok</text:p>
          </table:table-cell>
        </table:table-row>
      </table:table>
      <text:p text:style-name="P9"/>
      <text:h text:style-name="Heading_20_1" text:outline-level="1"><text:soft-page-break/><text:span text:style-name="T2">4</text:span>. Telepítés</text:h>
      <text:p text:style-name="Text_20_body"/>
      <text:p text:style-name="P16">Telepítés lépései</text:p>
      <text:p text:style-name="P16">1. Adatbázis script futtatása</text:p>
      <text:p text:style-name="P16">2. Fájlok felmásolása</text:p>
      <text:p text:style-name="P16">3. Beállítások elvégzése</text:p>
      <text:p text:style-name="P16">4. Felhasználók létrehozása</text:p>
      <text:h text:style-name="Heading_20_1" text:outline-level="1"><text:span text:style-name="T2">5</text:span>. Beállítások</text:h>
      <text:p text:style-name="Text_20_body"/>
      <text:p text:style-name="P16">A rendszer beállításait egy xml alapú fájl szerkesztésével lehet módosítani. A módosítás azonnal érvényre lép, nem szükséges a szerver újraindítása. </text:p>
      <text:p text:style-name="P16"/>
      <text:p text:style-name="P16">A beállító állomány helye: Config\web.xml</text:p>
      <text:h text:style-name="Heading_20_2" text:outline-level="2">5.1. Adatbázis kapcsolat</text:h>
      <text:p text:style-name="P17">Beállítása <text:span text:style-name="T7">configuration/database</text:span> útvonalon a következő szerin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ző</text:p>
          </table:table-cell>
          <table:table-cell table:style-name="Table3.B1" office:value-type="string">
            <text:p text:style-name="P31">Leírás</text:p>
          </table:table-cell>
        </table:table-row>
        <table:table-row>
          <table:table-cell table:style-name="Table3.A7" office:value-type="string">
            <text:p text:style-name="P31">type</text:p>
          </table:table-cell>
          <table:table-cell table:style-name="Table3.B7" office:value-type="string">
            <text:p text:style-name="P31">Adatbázis típusa. Jelenleg csak MYSQL érték támogatott. </text:p>
          </table:table-cell>
        </table:table-row>
        <table:table-row>
          <table:table-cell table:style-name="Table3.A7" office:value-type="string">
            <text:p text:style-name="P31">serverAddress</text:p>
          </table:table-cell>
          <table:table-cell table:style-name="Table3.B7" office:value-type="string">
            <text:p text:style-name="P31">Az adatbázis szerver ip címe (esetleg „localhost” string, ha az Apache szerveren fut az adatbázis is) </text:p>
          </table:table-cell>
        </table:table-row>
        <table:table-row>
          <table:table-cell table:style-name="Table3.A7" office:value-type="string">
            <text:p text:style-name="P31">port</text:p>
          </table:table-cell>
          <table:table-cell table:style-name="Table3.B7" office:value-type="string">
            <text:p text:style-name="P31">Az adatbázis szerveren nyitott port (MySQL default 3306)</text:p>
          </table:table-cell>
        </table:table-row>
        <table:table-row>
          <table:table-cell table:style-name="Table3.A7" office:value-type="string">
            <text:p text:style-name="P31">user</text:p>
          </table:table-cell>
          <table:table-cell table:style-name="Table3.B7" office:value-type="string">
            <text:p text:style-name="P31">Adatbázis felhasználó név</text:p>
          </table:table-cell>
        </table:table-row>
        <table:table-row>
          <table:table-cell table:style-name="Table3.A7" office:value-type="string">
            <text:p text:style-name="P31">password</text:p>
          </table:table-cell>
          <table:table-cell table:style-name="Table3.B7" office:value-type="string">
            <text:p text:style-name="P31">Adatbázis felhasználóhoz tartozó jelszó</text:p>
          </table:table-cell>
        </table:table-row>
        <table:table-row>
          <table:table-cell table:style-name="Table3.A7" office:value-type="string">
            <text:p text:style-name="P31">schema</text:p>
          </table:table-cell>
          <table:table-cell table:style-name="Table3.B7" office:value-type="string">
            <text:p text:style-name="P31">Adatbázis scéma megnevezés</text:p>
          </table:table-cell>
        </table:table-row>
      </table:table>
      <text:p text:style-name="P17"/>
      <text:h text:style-name="Heading_20_2" text:outline-level="2">5.2. Logger beállítása</text:h>
      <text:p text:style-name="P17">Logger esetében jelenleg csak a log fájl útvonalát lehetséges beállítani. A beállítás a következő útvonalon lehetséges: <text:span text:style-name="T7">configuration/logger/logFileName</text:span></text:p>
      <text:h text:style-name="Heading_20_2" text:outline-level="2">5.3. Egyedi paraméterek</text:h>
      <text:p text:style-name="Text_20_body"/>
      <text:p text:style-name="P18">Configuration/contextParam útvonalon több paramétert be lehet állítani. Minden esetben paramName és paramValue értéket kell megadni. Előbbiben a paraméter neve, útóbbiban az értéke szerepel. Jelenleg a következő paraméterek beállítása szükséges: </text:p>
      <text:p text:style-name="P18"/>
      <text:p text:style-name="P18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Mező</text:p>
          </table:table-cell>
          <table:table-cell table:style-name="Table4.B1" office:value-type="string">
            <text:p text:style-name="P32">Leírás</text:p>
          </table:table-cell>
        </table:table-row>
        <table:table-row>
          <table:table-cell table:style-name="Table4.A6" office:value-type="string">
            <text:p text:style-name="P34">PASSWORD_SALT</text:p>
          </table:table-cell>
          <table:table-cell table:style-name="Table4.B6" office:value-type="string">
            <text:p text:style-name="P32"><text:span text:style-name="T9">A só, amellyel a rendszer „megsózza” a jelszavakat eltároláshoz. </text:span></text:p>
            <text:p text:style-name="P32"/>
            <text:p text:style-name="P35">Minél hosszabb az itt található érték annál nehezebb visszafejteni a jelszavakat. </text:p>
            <text:p text:style-name="P35"/>
            <text:p text:style-name="P35">Különösen ajánlott a rendszer indulásakor az itt található értéket megváltoztatni. </text:p>
            <text:p text:style-name="P35"/>
            <text:p text:style-name="P35">Figyelem! </text:p>
            <text:p text:style-name="P35">Ha a só értékét itt megváltoztatják akkor a felhasználók jelszavaik használhatatlanná válnak. Azokat újra kell létrehozni. <text:s/></text:p>
          </table:table-cell>
        </table:table-row>
        <table:table-row>
          <table:table-cell table:style-name="Table4.A6" office:value-type="string">
            <text:p text:style-name="P34">MIN_PASSWORD_LENGTH</text:p>
          </table:table-cell>
          <table:table-cell table:style-name="Table4.B6" office:value-type="string">
            <text:p text:style-name="P37"><text:span text:style-name="T11">Jelszó változtatásnál a minimális jelszó hossz. 0-20 közötti egész számot kezel a rendszer. </text:span></text:p>
          </table:table-cell>
        </table:table-row>
        <table:table-row>
          <table:table-cell table:style-name="Table4.A6" office:value-type="string">
            <text:p text:style-name="P34">THE_NUMBER_OF_ENTRY_ATTEMPTS</text:p>
          </table:table-cell>
          <table:table-cell table:style-name="Table4.B6" office:value-type="string">
            <text:p text:style-name="P10">Egy óra alatti sikertelen belépési próbálkozások száma. </text:p>
            <text:p text:style-name="P10"/>
            <text:p text:style-name="P10">0 esetén bármennyi próbálkozás engedélyezett, de ez nem javasolt, mert a rendszer un. Brute force módszerrel történő töréséhez vezethet. </text:p>
            <text:p text:style-name="P10"/>
            <text:p text:style-name="P10">0 vagy értelmezhetetlen értéke esetén a rendszer minden bejelentkezés esetén logolja a figyelmeztetést a log fájlba.</text:p>
            <text:p text:style-name="P10"/>
          </table:table-cell>
        </table:table-row>
        <table:table-row>
          <table:table-cell table:style-name="Table4.A6" office:value-type="string">
            <text:p text:style-name="P12"><text:span text:style-name="T10">VALID_PHONE_NUMBER_REGEXP</text:span></text:p>
          </table:table-cell>
          <table:table-cell table:style-name="Table4.B6" office:value-type="string">
            <text:p text:style-name="P11">Telefonszámot PHP oldalon ellenőrző regexp kifejezés</text:p>
          </table:table-cell>
        </table:table-row>
        <table:table-row>
          <table:table-cell table:style-name="Table4.A6" office:value-type="string">
            <text:p text:style-name="P12"><text:span text:style-name="T10">VALID_PHONE_NUMBER_REGEXP_JS</text:span></text:p>
          </table:table-cell>
          <table:table-cell table:style-name="Table4.B6" office:value-type="string">
            <text:p text:style-name="P11">Telefonszámot javascript oldalon ellenőrző regexp kifejezés</text:p>
          </table:table-cell>
        </table:table-row>
      </table:table>
      <text:h text:style-name="P21" text:outline-level="1"><text:span text:style-name="T2">6</text:span>. Scriptek</text:h>
      <text:p text:style-name="P19"/>
      <text:p text:style-name="P20">A rendszerben a ritkábban használt funkciókat nem felületről, hanem sh/bat scriptekkel lehet elvégezni. Ezek a következők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0">Script </text:p>
          </table:table-cell>
          <table:table-cell table:style-name="Table5.A1" office:value-type="string">
            <text:p text:style-name="P33">Leírás</text:p>
          </table:table-cell>
          <table:table-cell table:style-name="Table5.C1" office:value-type="string">
            <text:p text:style-name="P40">Példa</text:p>
          </table:table-cell>
        </table:table-row>
        <table:table-row>
          <table:table-cell table:style-name="Table5.A3" office:value-type="string">
            <text:p text:style-name="P40">install.sh</text:p>
          </table:table-cell>
          <table:table-cell table:style-name="Table5.B2" office:value-type="string">
            <text:p text:style-name="P40">Lefuttatja az adatbázist létrehozó dml, ddl scripteket</text:p>
            <text:p text:style-name="P40"/>
            <text:p text:style-name="P40">Paraméterei sorrendben: </text:p>
            <text:p text:style-name="P40">- Adatbázis felhasználó</text:p>
            <text:p text:style-name="P40">- Adatbázis jelszó</text:p>
            <text:p text:style-name="P40">- Szerver ip</text:p>
            <text:p text:style-name="P40">- Schema</text:p>
          </table:table-cell>
          <table:table-cell table:style-name="Table5.C2" office:value-type="string">
            <text:p text:style-name="P40">./Install.sh root root localhost karitasz</text:p>
          </table:table-cell>
        </table:table-row>
        <text:soft-page-break/>
        <table:table-row>
          <table:table-cell table:style-name="Table5.A3" office:value-type="string">
            <text:p text:style-name="P40">addUser.sh</text:p>
          </table:table-cell>
          <table:table-cell table:style-name="Table5.B3" office:value-type="string">
            <text:p text:style-name="P40">Felhasználót hoz létre</text:p>
            <text:p text:style-name="P40"/>
            <text:p text:style-name="P40">Paraméterei sorrendben: </text:p>
            <text:p text:style-name="P40">- Adatbázis felhasználó</text:p>
            <text:p text:style-name="P40">- Adatbázis jelszó</text:p>
            <text:p text:style-name="P40">- Szerver ip</text:p>
            <text:p text:style-name="P40">- Schema</text:p>
            <text:p text:style-name="P40">- felhasználó név</text:p>
            <text:p text:style-name="P40">- felhasználó e-mail</text:p>
            <text:p text:style-name="P40">- jelszó hash</text:p>
            <text:p text:style-name="P40"/>
            <text:p text:style-name="P14"><text:span text:style-name="T13">Jelszó hash előállításához online SHA256 generátorokat javasoljuk. (jelszó és a kulcs szóköz és más elválasztó nélküli összemásolásával generálható a sózott jelszó) </text:span></text:p>
          </table:table-cell>
          <table:table-cell table:style-name="Table5.C3" office:value-type="string">
            <text:p text:style-name="P13"><text:span text:style-name="T13">./addUser.sh root root localhost karitasz almafa </text:span><text:a xlink:type="simple" xlink:href="mailto:kortefa@cseresznyefa.hu"><text:span text:style-name="T13">kortefa@cseresznyefa.hu</text:span></text:a></text:p>
            <text:p text:style-name="P14"><text:span text:style-name="T13">jelszohash</text:span></text:p>
          </table:table-cell>
        </table:table-row>
        <table:table-row>
          <table:table-cell table:style-name="Table5.A4" office:value-type="string">
            <text:p text:style-name="P40">removeUser.sh</text:p>
          </table:table-cell>
          <table:table-cell table:style-name="Table5.B4" office:value-type="string">
            <text:p text:style-name="P40">Felhasználót töröl</text:p>
            <text:p text:style-name="P40"/>
            <text:p text:style-name="P41">Paraméterei sorrendben: </text:p>
            <text:p text:style-name="P41">- Adatbázis felhasználó</text:p>
            <text:p text:style-name="P41">- Adatbázis jelszó</text:p>
            <text:p text:style-name="P41">- Szerver ip</text:p>
            <text:p text:style-name="P41">- Schema</text:p>
            <text:p text:style-name="P41">- felhasználó név</text:p>
            <text:p text:style-name="P41"/>
          </table:table-cell>
          <table:table-cell table:style-name="Table5.C4" office:value-type="string">
            <text:p text:style-name="P36">./<text:span text:style-name="T12">removeUser.sh root root localhost karitasz almafa</text:span></text:p>
          </table:table-cell>
        </table:table-row>
      </table:table>
      <text:h text:style-name="P22" text:outline-level="1"><text:span text:style-name="T2">7</text:span>. Felület</text:h>
      <text:h text:style-name="Heading_20_1" text:outline-level="1"><text:span text:style-name="T2">8</text:span>. Verzió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Verzió</text:p>
          </table:table-cell>
          <table:table-cell table:style-name="Table1.A1" office:value-type="string">
            <text:p text:style-name="P23">Dátum</text:p>
          </table:table-cell>
          <table:table-cell table:style-name="Table1.A1" office:value-type="string">
            <text:p text:style-name="P23">Leírás</text:p>
          </table:table-cell>
          <table:table-cell table:style-name="Table1.D1" office:value-type="string">
            <text:p text:style-name="P23">Státusz</text:p>
          </table:table-cell>
        </table:table-row>
        <table:table-row>
          <table:table-cell table:style-name="Table1.A2" office:value-type="string">
            <text:p text:style-name="P23">0.1</text:p>
          </table:table-cell>
          <table:table-cell table:style-name="Table1.A2" office:value-type="string">
            <text:p text:style-name="P23">2016.07.06</text:p>
          </table:table-cell>
          <table:table-cell table:style-name="Table1.A2" office:value-type="string">
            <text:p text:style-name="P23">Bemutató verzió (Nem került publikálásra) </text:p>
          </table:table-cell>
          <table:table-cell table:style-name="Table1.D2" office:value-type="string">
            <text:p text:style-name="P23">Nem támogatott</text:p>
          </table:table-cell>
        </table:table-row>
        <table:table-row>
          <table:table-cell table:style-name="Table1.A2" office:value-type="string">
            <text:p text:style-name="P23">0.2</text:p>
          </table:table-cell>
          <table:table-cell table:style-name="Table1.A2" office:value-type="string">
            <text:p text:style-name="P23">2016.08.07</text:p>
          </table:table-cell>
          <table:table-cell table:style-name="Table1.A2" office:value-type="string">
            <text:p text:style-name="P38">Felajánlások, kérvények kezelését tartalmazó verzió, illetve az ügyfél kezelésre vonatkozó hibajavítások</text:p>
          </table:table-cell>
          <table:table-cell table:style-name="Table1.D2" office:value-type="string">
            <text:p text:style-name="P23">Fejlesztés alatt</text:p>
          </table:table-cell>
        </table:table-row>
        <table:table-row>
          <table:table-cell table:style-name="Table1.A2" office:value-type="string">
            <text:p text:style-name="P39">0.3</text:p>
          </table:table-cell>
          <table:table-cell table:style-name="Table1.A2" office:value-type="string">
            <text:p text:style-name="P39">2016.08.22</text:p>
          </table:table-cell>
          <table:table-cell table:style-name="Table1.A2" office:value-type="string">
            <text:p text:style-name="P39">Szállítások kezelését tartalmazó verzió. </text:p>
          </table:table-cell>
          <table:table-cell table:style-name="Table1.D2" office:value-type="string">
            <text:p text:style-name="P39">Nincs elkezdv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3:59:49.105380231</meta:creation-date>
    <dc:date>2016-07-25T15:23:01.751089728</dc:date>
    <meta:editing-duration>PT1H21M42S</meta:editing-duration>
    <meta:editing-cycles>32</meta:editing-cycles>
    <meta:generator>LibreOffice/4.2.8.2$Linux_x86 LibreOffice_project/420m0$Build-2</meta:generator>
    <meta:document-statistic meta:table-count="5" meta:image-count="0" meta:object-count="0" meta:page-count="4" meta:paragraph-count="154" meta:word-count="672" meta:character-count="5116" meta:non-whitespace-character-count="4567"/>
  </office:meta>
</office:document-meta>
</file>